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Field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Fiel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Fiel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nceField.jdk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InstanceField( Field field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Field.isSynthe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isAnnotatedBy( Class &lt; ? extends Annotation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annotation( Class &lt; A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eld.set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